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4" text:style-name="WW_CharLFO2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number text:level="6" text:style-name="WW_CharLFO2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/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/>
    <style:style style:name="T27" style:parent-style-name="DefaultParagraphFont" style:family="text">
      <style:text-properties fo:font-weight="bold" style:font-weight-asian="bold" style:font-weight-complex="bold" fo:color="#0000FF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/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Standard" style:family="paragraph"/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family="paragraph"/>
    <style:style style:name="T3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1" style:parent-style-name="Standard" style:family="paragraph"/>
    <style:style style:name="T4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color="#0000FF"/>
    </style:style>
    <style:style style:name="T51" style:parent-style-name="DefaultParagraphFont" style:family="text">
      <style:text-properties fo:color="#FF0000"/>
    </style:style>
    <style:style style:name="P52" style:parent-style-name="Standard" style:family="paragraph">
      <style:text-properties fo:color="#FF0000"/>
    </style:style>
    <style:style style:name="P53" style:parent-style-name="Standard" style:family="paragraph"/>
    <style:style style:name="T54" style:parent-style-name="DefaultParagraphFont" style:family="text">
      <style:text-properties fo:font-weight="bold" style:font-weight-asian="bold" style:font-weight-complex="bold" fo:color="#000000"/>
    </style:style>
    <style:style style:name="T55" style:parent-style-name="DefaultParagraphFont" style:family="text">
      <style:text-properties fo:color="#000000"/>
    </style:style>
    <style:style style:name="P56" style:parent-style-name="Standard" style:family="paragraph"/>
    <style:style style:name="T57" style:parent-style-name="DefaultParagraphFont" style:family="text">
      <style:text-properties fo:font-weight="bold" style:font-weight-asian="bold" style:font-weight-complex="bold" fo:color="#000000"/>
    </style:style>
    <style:style style:name="T58" style:parent-style-name="DefaultParagraphFont" style:family="text">
      <style:text-properties fo:color="#000000"/>
    </style:style>
    <style:style style:name="P59" style:parent-style-name="Standard" style:family="paragraph"/>
    <style:style style:name="T60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61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6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6" style:parent-style-name="DefaultParagraphFont" style:family="text">
      <style:text-properties fo:color="#000000"/>
    </style:style>
    <style:style style:name="P67" style:parent-style-name="Standard" style:family="paragraph"/>
    <style:style style:name="T68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color="#000000"/>
    </style:style>
    <style:style style:name="P7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Standard" style:family="paragraph"/>
    <style:style style:name="T7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Standard" style:family="paragraph"/>
    <style:style style:name="T7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Standard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T8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T94" style:parent-style-name="DefaultParagraphFont" style:family="text">
      <style:text-properties fo:color="#FF0000"/>
    </style:style>
    <style:style style:name="T95" style:parent-style-name="DefaultParagraphFont" style:family="text">
      <style:text-properties fo:color="#FF0000"/>
    </style:style>
    <style:style style:name="P96" style:parent-style-name="Standard" style:family="paragraph"/>
    <style:style style:name="P97" style:parent-style-name="Standard" style:family="paragraph"/>
    <style:style style:name="T9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/>
    <style:style style:name="T105" style:parent-style-name="DefaultParagraphFont" style:family="text">
      <style:text-properties fo:font-style="italic" style:font-style-asian="italic" style:font-style-complex="italic" fo:color="#006600"/>
    </style:style>
    <style:style style:name="P10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00"/>
    </style:style>
    <style:style style:name="P107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9" style:parent-style-name="Standard" style:family="paragraph"/>
    <style:style style:name="T110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11" style:parent-style-name="DefaultParagraphFont" style:family="text">
      <style:text-properties fo:color="#000000" fo:font-size="13pt" style:font-size-asian="13pt" style:font-size-complex="13pt"/>
    </style:style>
    <style:style style:name="T112" style:parent-style-name="DefaultParagraphFont" style:family="text">
      <style:text-properties fo:color="#000000" fo:font-size="13pt" style:font-size-asian="13pt" style:font-size-complex="13pt"/>
    </style:style>
    <style:style style:name="P11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4" style:parent-style-name="Standard" style:family="paragraph">
      <style:text-properties fo:color="#000000" fo:font-size="13pt" style:font-size-asian="13pt" style:font-size-complex="13pt"/>
    </style:style>
    <style:style style:name="P115" style:parent-style-name="Standard" style:family="paragraph">
      <style:text-properties fo:color="#000000" fo:font-size="13pt" style:font-size-asian="13pt" style:font-size-complex="13pt"/>
    </style:style>
    <style:style style:name="P116" style:parent-style-name="Standard" style:family="paragraph"/>
    <style:style style:name="T117" style:parent-style-name="DefaultParagraphFont" style:family="text">
      <style:text-properties fo:color="#000000" fo:font-size="13pt" style:font-size-asian="13pt" style:font-size-complex="13pt"/>
    </style:style>
    <style:style style:name="T118" style:parent-style-name="DefaultParagraphFont" style:family="text">
      <style:text-properties fo:color="#000000" fo:font-size="13pt" style:font-size-asian="13pt" style:font-size-complex="13pt" fo:background-color="#FFFF00"/>
    </style:style>
    <style:style style:name="P119" style:parent-style-name="Standard" style:family="paragraph">
      <style:text-properties fo:color="#000000" fo:font-size="13pt" style:font-size-asian="13pt" style:font-size-complex="13pt"/>
    </style:style>
    <style:style style:name="P120" style:parent-style-name="Standard" style:family="paragraph">
      <style:text-properties fo:color="#000000" fo:font-size="13pt" style:font-size-asian="13pt" style:font-size-complex="13pt"/>
    </style:style>
    <style:style style:name="P121" style:parent-style-name="Standard" style:family="paragraph">
      <style:text-properties fo:color="#000000" fo:font-size="13pt" style:font-size-asian="13pt" style:font-size-complex="13pt"/>
    </style:style>
    <style:style style:name="P122" style:parent-style-name="Standard" style:family="paragraph">
      <style:text-properties fo:color="#000000" fo:font-size="13pt" style:font-size-asian="13pt" style:font-size-complex="13pt"/>
    </style:style>
    <style:style style:name="P123" style:parent-style-name="Standard" style:family="paragraph">
      <style:text-properties fo:color="#000000" fo:font-size="13pt" style:font-size-asian="13pt" style:font-size-complex="13pt"/>
    </style:style>
    <style:style style:name="P124" style:parent-style-name="Standard" style:family="paragraph">
      <style:text-properties fo:color="#000000" fo:font-size="13pt" style:font-size-asian="13pt" style:font-size-complex="13pt"/>
    </style:style>
    <style:style style:name="P125" style:parent-style-name="Standard" style:family="paragraph">
      <style:text-properties fo:color="#000000" fo:font-size="13pt" style:font-size-asian="13pt" style:font-size-complex="13pt"/>
    </style:style>
    <style:style style:name="P126" style:parent-style-name="Standard" style:family="paragraph">
      <style:text-properties fo:color="#000000" fo:font-size="13pt" style:font-size-asian="13pt" style:font-size-complex="13pt"/>
    </style:style>
    <style:style style:name="P127" style:parent-style-name="Standard" style:family="paragraph">
      <style:text-properties fo:color="#000000" fo:font-size="13pt" style:font-size-asian="13pt" style:font-size-complex="13pt"/>
    </style:style>
    <style:style style:name="P128" style:parent-style-name="Standard" style:family="paragraph">
      <style:text-properties fo:color="#000000" fo:font-size="13pt" style:font-size-asian="13pt" style:font-size-complex="13pt"/>
    </style:style>
    <style:style style:name="P129" style:parent-style-name="Standard" style:family="paragraph">
      <style:text-properties fo:color="#000000" fo:font-size="13pt" style:font-size-asian="13pt" style:font-size-complex="13pt"/>
    </style:style>
    <style:style style:name="P130" style:parent-style-name="Standard" style:family="paragraph">
      <style:text-properties fo:color="#000000" fo:font-size="13pt" style:font-size-asian="13pt" style:font-size-complex="13pt"/>
    </style:style>
    <style:style style:name="P131" style:parent-style-name="Standard" style:family="paragraph">
      <style:text-properties fo:color="#000000" fo:font-size="13pt" style:font-size-asian="13pt" style:font-size-complex="13pt"/>
    </style:style>
    <style:style style:name="P13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3" style:parent-style-name="Standard" style:family="paragraph"/>
    <style:style style:name="T134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35" style:parent-style-name="DefaultParagraphFont" style:family="text">
      <style:text-properties fo:color="#000000" fo:font-size="13pt" style:font-size-asian="13pt" style:font-size-complex="13pt"/>
    </style:style>
    <style:style style:name="P13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7" style:parent-style-name="Standard" style:family="paragraph">
      <style:text-properties fo:color="#000000" fo:font-size="13pt" style:font-size-asian="13pt" style:font-size-complex="13pt"/>
    </style:style>
    <style:style style:name="P138" style:parent-style-name="Standard" style:family="paragraph">
      <style:text-properties fo:color="#000000" fo:font-size="13pt" style:font-size-asian="13pt" style:font-size-complex="13pt"/>
    </style:style>
    <style:style style:name="P139" style:parent-style-name="Standard" style:family="paragraph"/>
    <style:style style:name="T140" style:parent-style-name="DefaultParagraphFont" style:family="text">
      <style:text-properties fo:color="#000000" fo:font-size="13pt" style:font-size-asian="13pt" style:font-size-complex="13pt"/>
    </style:style>
    <style:style style:name="T141" style:parent-style-name="DefaultParagraphFont" style:family="text">
      <style:text-properties fo:color="#000000" fo:font-size="13pt" style:font-size-asian="13pt" style:font-size-complex="13pt"/>
    </style:style>
    <style:style style:name="T142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43" style:parent-style-name="DefaultParagraphFont" style:family="text">
      <style:text-properties fo:color="#000000" fo:font-size="13pt" style:font-size-asian="13pt" style:font-size-complex="13pt"/>
    </style:style>
    <style:style style:name="T144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45" style:parent-style-name="DefaultParagraphFont" style:family="text">
      <style:text-properties fo:color="#000000" fo:font-size="13pt" style:font-size-asian="13pt" style:font-size-complex="13pt"/>
    </style:style>
    <style:style style:name="P146" style:parent-style-name="Standard" style:family="paragraph">
      <style:text-properties fo:color="#000000" fo:font-size="13pt" style:font-size-asian="13pt" style:font-size-complex="13pt"/>
    </style:style>
    <style:style style:name="P147" style:parent-style-name="Standard" style:family="paragraph"/>
    <style:style style:name="T148" style:parent-style-name="DefaultParagraphFont" style:family="text">
      <style:text-properties fo:color="#000000" fo:font-size="13pt" style:font-size-asian="13pt" style:font-size-complex="13pt"/>
    </style:style>
    <style:style style:name="P149" style:parent-style-name="Standard" style:family="paragraph"/>
    <style:style style:name="T150" style:parent-style-name="DefaultParagraphFont" style:family="text">
      <style:text-properties fo:color="#000000" fo:font-size="13pt" style:font-size-asian="13pt" style:font-size-complex="13pt"/>
    </style:style>
    <style:style style:name="T151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52" style:parent-style-name="DefaultParagraphFont" style:family="text">
      <style:text-properties fo:color="#000000" fo:font-size="13pt" style:font-size-asian="13pt" style:font-size-complex="13pt"/>
    </style:style>
    <style:style style:name="P153" style:parent-style-name="Standard" style:family="paragraph">
      <style:text-properties fo:color="#000000" fo:font-size="13pt" style:font-size-asian="13pt" style:font-size-complex="13pt"/>
    </style:style>
    <style:style style:name="P154" style:parent-style-name="Standard" style:family="paragraph">
      <style:text-properties fo:color="#000000" fo:font-size="13pt" style:font-size-asian="13pt" style:font-size-complex="13pt"/>
    </style:style>
    <style:style style:name="P155" style:parent-style-name="Standard" style:family="paragraph">
      <style:text-properties fo:color="#000000" fo:font-size="13pt" style:font-size-asian="13pt" style:font-size-complex="13pt"/>
    </style:style>
    <style:style style:name="P156" style:parent-style-name="Standard" style:family="paragraph">
      <style:text-properties fo:color="#000000" fo:font-size="13pt" style:font-size-asian="13pt" style:font-size-complex="13pt"/>
    </style:style>
    <style:style style:name="P157" style:parent-style-name="Standard" style:family="paragraph"/>
    <style:style style:name="T158" style:parent-style-name="DefaultParagraphFont" style:family="text">
      <style:text-properties fo:color="#000000" fo:font-size="13pt" style:font-size-asian="13pt" style:font-size-complex="13pt"/>
    </style:style>
    <style:style style:name="T159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60" style:parent-style-name="DefaultParagraphFont" style:family="text">
      <style:text-properties fo:color="#000000" fo:font-size="13pt" style:font-size-asian="13pt" style:font-size-complex="13pt"/>
    </style:style>
    <style:style style:name="T161" style:parent-style-name="DefaultParagraphFont" style:family="text">
      <style:text-properties fo:color="#000000" fo:font-size="13pt" style:font-size-asian="13pt" style:font-size-complex="13pt"/>
    </style:style>
    <style:style style:name="P162" style:parent-style-name="Standard" style:family="paragraph">
      <style:text-properties fo:color="#000000" fo:font-size="13pt" style:font-size-asian="13pt" style:font-size-complex="13pt"/>
    </style:style>
    <style:style style:name="P163" style:parent-style-name="Standard" style:family="paragraph">
      <style:text-properties fo:color="#000000" fo:font-size="13pt" style:font-size-asian="13pt" style:font-size-complex="13pt"/>
    </style:style>
    <style:style style:name="P164" style:parent-style-name="Standard" style:family="paragraph"/>
    <style:style style:name="T165" style:parent-style-name="DefaultParagraphFont" style:family="text">
      <style:text-properties fo:color="#000000" fo:font-size="13pt" style:font-size-asian="13pt" style:font-size-complex="13pt"/>
    </style:style>
    <style:style style:name="T166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67" style:parent-style-name="DefaultParagraphFont" style:family="text">
      <style:text-properties fo:color="#000000" fo:font-size="13pt" style:font-size-asian="13pt" style:font-size-complex="13pt"/>
    </style:style>
    <style:style style:name="P168" style:parent-style-name="Standard" style:family="paragraph"/>
    <style:style style:name="T169" style:parent-style-name="DefaultParagraphFont" style:family="text">
      <style:text-properties fo:color="#000000" fo:font-size="13pt" style:font-size-asian="13pt" style:font-size-complex="13pt"/>
    </style:style>
    <style:style style:name="T170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71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72" style:parent-style-name="DefaultParagraphFont" style:family="text">
      <style:text-properties fo:color="#000000" fo:font-size="13pt" style:font-size-asian="13pt" style:font-size-complex="13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P17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6" style:parent-style-name="Standard" style:family="paragraph"/>
    <style:style style:name="T17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9" style:parent-style-name="DefaultParagraphFont" style:family="text">
      <style:text-properties fo:font-size="13pt" style:font-size-asian="13pt" style:font-size-complex="13pt"/>
    </style:style>
    <style:style style:name="T18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81" style:parent-style-name="DefaultParagraphFont" style:family="text">
      <style:text-properties fo:font-size="13pt" style:font-size-asian="13pt" style:font-size-complex="13pt"/>
    </style:style>
    <style:style style:name="P18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3" style:parent-style-name="Standard" style:family="paragraph">
      <style:text-properties fo:font-size="13pt" style:font-size-asian="13pt" style:font-size-complex="13pt"/>
    </style:style>
    <style:style style:name="P184" style:parent-style-name="Standard" style:family="paragraph"/>
    <style:style style:name="T185" style:parent-style-name="DefaultParagraphFont" style:family="text">
      <style:text-properties fo:font-size="13pt" style:font-size-asian="13pt" style:font-size-complex="13pt"/>
    </style:style>
    <style:style style:name="T186" style:parent-style-name="DefaultParagraphFont" style:family="text">
      <style:text-properties fo:font-size="13pt" style:font-size-asian="13pt" style:font-size-complex="13pt" fo:background-color="#FFFF00"/>
    </style:style>
    <style:style style:name="T187" style:parent-style-name="DefaultParagraphFont" style:family="text">
      <style:text-properties fo:font-size="13pt" style:font-size-asian="13pt" style:font-size-complex="13pt"/>
    </style:style>
    <style:style style:name="P188" style:parent-style-name="Standard" style:family="paragraph"/>
    <style:style style:name="T189" style:parent-style-name="DefaultParagraphFont" style:family="text">
      <style:text-properties fo:font-size="13pt" style:font-size-asian="13pt" style:font-size-complex="13pt"/>
    </style:style>
    <style:style style:name="T190" style:parent-style-name="DefaultParagraphFont" style:family="text">
      <style:text-properties fo:color="#0000FF" fo:font-size="13pt" style:font-size-asian="13pt" style:font-size-complex="13pt"/>
    </style:style>
    <style:style style:name="P19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2" style:parent-style-name="Standard" style:family="paragraph"/>
    <style:style style:name="T19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4" style:parent-style-name="DefaultParagraphFont" style:family="text">
      <style:text-properties fo:font-size="13pt" style:font-size-asian="13pt" style:font-size-complex="13pt"/>
    </style:style>
    <style:style style:name="T195" style:parent-style-name="DefaultParagraphFont" style:family="text">
      <style:text-properties fo:font-size="13pt" style:font-size-asian="13pt" style:font-size-complex="13pt"/>
    </style:style>
    <style:style style:name="P19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7" style:parent-style-name="Standard" style:family="paragraph">
      <style:text-properties fo:font-size="13pt" style:font-size-asian="13pt" style:font-size-complex="13pt"/>
    </style:style>
    <style:style style:name="T198" style:parent-style-name="DefaultParagraphFont" style:family="text">
      <style:text-properties fo:color="#FF0000" fo:font-size="13pt" style:font-size-asian="13pt" style:font-size-complex="13pt"/>
    </style:style>
    <style:style style:name="T199" style:parent-style-name="DefaultParagraphFont" style:family="text">
      <style:text-properties fo:color="#FF0000" fo:font-size="13pt" style:font-size-asian="13pt" style:font-size-complex="13pt"/>
    </style:style>
    <style:style style:name="T200" style:parent-style-name="DefaultParagraphFont" style:family="text">
      <style:text-properties fo:color="#FF0000" fo:font-size="13pt" style:font-size-asian="13pt" style:font-size-complex="13pt"/>
    </style:style>
    <style:style style:name="T201" style:parent-style-name="DefaultParagraphFont" style:family="text">
      <style:text-properties fo:color="#00CC33"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/>
    <style:style style:name="T205" style:parent-style-name="DefaultParagraphFont" style:family="text">
      <style:text-properties fo:font-size="13pt" style:font-size-asian="13pt" style:font-size-complex="13pt"/>
    </style:style>
    <style:style style:name="T206" style:parent-style-name="DefaultParagraphFont" style:family="text">
      <style:text-properties fo:font-size="13pt" style:font-size-asian="13pt" style:font-size-complex="13pt"/>
    </style:style>
    <style:style style:name="T207" style:parent-style-name="DefaultParagraphFont" style:family="text">
      <style:text-properties fo:font-size="13pt" style:font-size-asian="13pt" style:font-size-complex="13pt"/>
    </style:style>
    <style:style style:name="T208" style:parent-style-name="DefaultParagraphFont" style:family="text">
      <style:text-properties fo:color="#007826" fo:font-size="13pt" style:font-size-asian="13pt" style:font-size-complex="13pt"/>
    </style:style>
    <style:style style:name="T209" style:parent-style-name="DefaultParagraphFont" style:family="text">
      <style:text-properties fo:color="#007826" fo:font-size="13pt" style:font-size-asian="13pt" style:font-size-complex="13pt"/>
    </style:style>
    <style:style style:name="P210" style:parent-style-name="Standard" style:family="paragraph">
      <style:text-properties fo:font-size="13pt" style:font-size-asian="13pt" style:font-size-complex="13pt"/>
    </style:style>
    <style:style style:name="P211" style:parent-style-name="Standard" style:family="paragraph">
      <style:text-properties fo:font-size="13pt" style:font-size-asian="13pt" style:font-size-complex="13pt"/>
    </style:style>
    <style:style style:name="P212" style:parent-style-name="Standard" style:family="paragraph">
      <style:text-properties fo:font-size="13pt" style:font-size-asian="13pt" style:font-size-complex="13pt"/>
    </style:style>
    <style:style style:name="P213" style:parent-style-name="Standard" style:family="paragraph">
      <style:text-properties fo:font-size="13pt" style:font-size-asian="13pt" style:font-size-complex="13pt"/>
    </style:style>
    <style:style style:name="P214" style:parent-style-name="Standard" style:family="paragraph">
      <style:text-properties fo:font-size="13pt" style:font-size-asian="13pt" style:font-size-complex="13pt"/>
    </style:style>
    <style:style style:name="P215" style:parent-style-name="Standard" style:family="paragraph">
      <style:text-properties fo:font-size="13pt" style:font-size-asian="13pt" style:font-size-complex="13pt"/>
    </style:style>
    <style:style style:name="P216" style:parent-style-name="Standard" style:family="paragraph"/>
    <style:style style:name="T217" style:parent-style-name="DefaultParagraphFont" style:family="text">
      <style:text-properties fo:font-size="13pt" style:font-size-asian="13pt" style:font-size-complex="13pt"/>
    </style:style>
    <style:style style:name="T218" style:parent-style-name="DefaultParagraphFont" style:family="text">
      <style:text-properties fo:font-size="13pt" style:font-size-asian="13pt" style:font-size-complex="13pt" fo:background-color="#FFFF00"/>
    </style:style>
    <style:style style:name="T219" style:parent-style-name="DefaultParagraphFont" style:family="text">
      <style:text-properties fo:font-size="13pt" style:font-size-asian="13pt" style:font-size-complex="13pt"/>
    </style:style>
    <style:style style:name="P220" style:parent-style-name="Standard" style:family="paragraph">
      <style:text-properties fo:color="#FF0000" fo:font-size="13pt" style:font-size-asian="13pt" style:font-size-complex="13pt"/>
    </style:style>
    <style:style style:name="P221" style:parent-style-name="Standard" style:family="paragraph">
      <style:text-properties fo:font-size="13pt" style:font-size-asian="13pt" style:font-size-complex="13pt"/>
    </style:style>
    <style:style style:name="P2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3" style:parent-style-name="Standard" style:family="paragraph"/>
    <style:style style:name="T22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5" style:parent-style-name="DefaultParagraphFont" style:family="text">
      <style:text-properties fo:font-size="13pt" style:font-size-asian="13pt" style:font-size-complex="13pt"/>
    </style:style>
    <style:style style:name="T226" style:parent-style-name="DefaultParagraphFont" style:family="text">
      <style:text-properties fo:font-size="13pt" style:font-size-asian="13pt" style:font-size-complex="13pt"/>
    </style:style>
    <style:style style:name="P2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8" style:parent-style-name="Standard" style:family="paragraph"/>
    <style:style style:name="T229" style:parent-style-name="DefaultParagraphFont" style:family="text">
      <style:text-properties fo:font-size="13pt" style:font-size-asian="13pt" style:font-size-complex="13pt"/>
    </style:style>
    <style:style style:name="P230" style:parent-style-name="Standard" style:family="paragraph"/>
    <style:style style:name="T231" style:parent-style-name="DefaultParagraphFont" style:family="text">
      <style:text-properties fo:font-size="13pt" style:font-size-asian="13pt" style:font-size-complex="13pt"/>
    </style:style>
    <style:style style:name="T232" style:parent-style-name="DefaultParagraphFont" style:family="text">
      <style:text-properties fo:font-size="13pt" style:font-size-asian="13pt" style:font-size-complex="13pt"/>
    </style:style>
    <style:style style:name="P233" style:parent-style-name="Standard" style:family="paragraph"/>
    <style:style style:name="T234" style:parent-style-name="DefaultParagraphFont" style:family="text">
      <style:text-properties fo:font-size="13pt" style:font-size-asian="13pt" style:font-size-complex="13pt"/>
    </style:style>
    <style:style style:name="P235" style:parent-style-name="Standard" style:family="paragraph"/>
    <style:style style:name="T236" style:parent-style-name="DefaultParagraphFont" style:family="text">
      <style:text-properties fo:font-size="13pt" style:font-size-asian="13pt" style:font-size-complex="13pt"/>
    </style:style>
    <style:style style:name="P237" style:parent-style-name="Standard" style:family="paragraph"/>
    <style:style style:name="T238" style:parent-style-name="DefaultParagraphFont" style:family="text">
      <style:text-properties fo:font-size="13pt" style:font-size-asian="13pt" style:font-size-complex="13pt"/>
    </style:style>
    <style:style style:name="T239" style:parent-style-name="DefaultParagraphFont" style:family="text">
      <style:text-properties fo:font-size="13pt" style:font-size-asian="13pt" style:font-size-complex="13pt"/>
    </style:style>
    <style:style style:name="P240" style:parent-style-name="Standard" style:family="paragraph"/>
    <style:style style:name="T241" style:parent-style-name="DefaultParagraphFont" style:family="text">
      <style:text-properties fo:font-size="13pt" style:font-size-asian="13pt" style:font-size-complex="13pt"/>
    </style:style>
    <style:style style:name="P242" style:parent-style-name="Standard" style:family="paragraph"/>
    <style:style style:name="T243" style:parent-style-name="DefaultParagraphFont" style:family="text">
      <style:text-properties fo:font-size="13pt" style:font-size-asian="13pt" style:font-size-complex="13pt"/>
    </style:style>
    <style:style style:name="P244" style:parent-style-name="Standard" style:family="paragraph"/>
    <style:style style:name="T245" style:parent-style-name="DefaultParagraphFont" style:family="text">
      <style:text-properties fo:font-size="13pt" style:font-size-asian="13pt" style:font-size-complex="13pt"/>
    </style:style>
    <style:style style:name="P246" style:parent-style-name="Standard" style:family="paragraph"/>
    <style:style style:name="T247" style:parent-style-name="DefaultParagraphFont" style:family="text">
      <style:text-properties fo:font-size="13pt" style:font-size-asian="13pt" style:font-size-complex="13pt"/>
    </style:style>
    <style:style style:name="P248" style:parent-style-name="Standard" style:family="paragraph"/>
    <style:style style:name="T249" style:parent-style-name="DefaultParagraphFont" style:family="text">
      <style:text-properties fo:font-size="13pt" style:font-size-asian="13pt" style:font-size-complex="13pt"/>
    </style:style>
    <style:style style:name="T25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1" style:parent-style-name="DefaultParagraphFont" style:family="text">
      <style:text-properties fo:font-size="13pt" style:font-size-asian="13pt" style:font-size-complex="13pt"/>
    </style:style>
    <style:style style:name="P252" style:parent-style-name="Standard" style:family="paragraph"/>
    <style:style style:name="T253" style:parent-style-name="DefaultParagraphFont" style:family="text">
      <style:text-properties fo:font-size="13pt" style:font-size-asian="13pt" style:font-size-complex="13pt"/>
    </style:style>
    <style:style style:name="T25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5" style:parent-style-name="DefaultParagraphFont" style:family="text">
      <style:text-properties fo:font-size="13pt" style:font-size-asian="13pt" style:font-size-complex="13pt"/>
    </style:style>
    <style:style style:name="P25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5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58" style:parent-style-name="Standard" style:family="paragraph">
      <style:text-properties fo:font-style="italic" style:font-style-asian="italic" style:font-style-complex="italic" fo:color="#006600" fo:font-size="13pt" style:font-size-asian="13pt" style:font-size-complex="13pt"/>
    </style:style>
    <style:style style:name="P259" style:parent-style-name="Standard" style:family="paragraph"/>
    <style:style style:name="T2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/>
    <style:style style:name="T26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Standard" style:family="paragraph">
      <style:text-properties fo:font-size="14pt" style:font-size-asian="14pt" style:font-size-complex="14pt"/>
    </style:style>
    <style:style style:name="P268" style:parent-style-name="Standard" style:family="paragraph">
      <style:text-properties fo:font-size="14pt" style:font-size-asian="14pt" style:font-size-complex="14pt"/>
    </style:style>
    <style:style style:name="P2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71" style:parent-style-name="Standard" style:family="paragraph">
      <style:text-properties fo:font-size="13pt" style:font-size-asian="13pt" style:font-size-complex="13pt"/>
    </style:style>
    <style:style style:name="P272" style:parent-style-name="Standard" style:family="paragraph">
      <style:text-properties fo:font-size="13pt" style:font-size-asian="13pt" style:font-size-complex="13pt"/>
    </style:style>
    <style:style style:name="P273" style:parent-style-name="Standard" style:family="paragraph">
      <style:text-properties fo:font-size="13pt" style:font-size-asian="13pt" style:font-size-complex="13pt"/>
    </style:style>
    <style:style style:name="P274" style:parent-style-name="Standard" style:family="paragraph">
      <style:text-properties fo:font-size="13pt" style:font-size-asian="13pt" style:font-size-complex="13pt"/>
    </style:style>
    <style:style style:name="P2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6" style:parent-style-name="Standard" style:family="paragraph">
      <style:text-properties fo:font-size="13pt" style:font-size-asian="13pt" style:font-size-complex="13pt"/>
    </style:style>
    <style:style style:name="P277" style:parent-style-name="Standard" style:family="paragraph">
      <style:text-properties fo:font-size="13pt" style:font-size-asian="13pt" style:font-size-complex="13pt"/>
    </style:style>
    <style:style style:name="P278" style:parent-style-name="Standard" style:family="paragraph">
      <style:text-properties fo:font-size="13pt" style:font-size-asian="13pt" style:font-size-complex="13pt"/>
    </style:style>
    <style:style style:name="T279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2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P284" style:parent-style-name="Standard" style:family="paragraph">
      <style:text-properties fo:font-size="13pt" style:font-size-asian="13pt" style:font-size-complex="13pt"/>
    </style:style>
    <style:style style:name="T285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6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7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90" style:parent-style-name="DefaultParagraphFont" style:family="text">
      <style:text-properties fo:font-style="italic" style:font-style-asian="italic" style:font-style-complex="italic"/>
    </style:style>
    <style:style style:name="P291" style:parent-style-name="Standard" style:family="paragraph">
      <style:text-properties fo:font-size="13pt" style:font-size-asian="13pt" style:font-size-complex="13pt"/>
    </style:style>
    <style:style style:name="T292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93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94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T295" style:parent-style-name="DefaultParagraphFont" style:family="text">
      <style:text-properties fo:font-style="italic" style:font-style-asian="italic" style:font-style-complex="italic"/>
    </style:style>
    <style:style style:name="T296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P297" style:parent-style-name="Standard" style:family="paragraph">
      <style:text-properties fo:font-size="13pt" style:font-size-asian="13pt" style:font-size-complex="13pt"/>
    </style:style>
    <style:style style:name="P298" style:parent-style-name="Standard" style:family="paragraph">
      <style:text-properties fo:font-size="13pt" style:font-size-asian="13pt" style:font-size-complex="13pt"/>
    </style:style>
    <style:style style:name="T299" style:parent-style-name="DefaultParagraphFont" style:family="text">
      <style:text-properties fo:font-size="13pt" style:font-size-asian="13pt" style:font-size-complex="13pt" style:language-asian="en" style:country-asian="US" style:language-complex="ar" style:country-complex="SA"/>
    </style:style>
    <style:style style:name="P300" style:parent-style-name="Standard" style:family="paragraph">
      <style:text-properties fo:font-size="13pt" style:font-size-asian="13pt" style:font-size-complex="13pt"/>
    </style:style>
    <style:style style:name="P301" style:parent-style-name="Standard" style:family="paragraph">
      <style:text-properties fo:font-size="13pt" style:font-size-asian="13pt" style:font-size-complex="13pt"/>
    </style:style>
    <style:style style:name="P302" style:parent-style-name="Standard" style:family="paragraph">
      <style:text-properties fo:font-size="13pt" style:font-size-asian="13pt" style:font-size-complex="13pt"/>
    </style:style>
    <style:style style:name="P303" style:parent-style-name="Standard" style:family="paragraph">
      <style:text-properties fo:font-size="13pt" style:font-size-asian="13pt" style:font-size-complex="13pt"/>
    </style:style>
    <style:style style:name="P304" style:parent-style-name="Standard" style:family="paragraph">
      <style:text-properties fo:font-size="13pt" style:font-size-asian="13pt" style:font-size-complex="13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list text:style-name="LFO1" text:continue-numbering="true">
        <text:list-item>
          <text:p text:style-name="P3">Introduction</text:p>
          <text:list text:continue-numbering="true">
            <text:list-item>
              <text:p text:style-name="P4"><text:span text:style-name="T5">Purpose</text:span><text:span text:style-name="T6"><text:s/></text:span>– Describe functional specification of PerFin. To describe technologies used in the project.</text:p>
            </text:list-item>
            <text:list-item>
              <text:p text:style-name="P7"><text:span text:style-name="T8">Scope</text:span><text:span text:style-name="T9"><text:s text:c="2"/></text:span></text:p>
              <text:list text:continue-numbering="true">
                <text:list-item>
                  <text:p text:style-name="P10">Product name – Personal Finance or PerFin</text:p>
                </text:list-item>
                <text:list-item>
                  <text:p text:style-name="P11">Basic description - <text:s/>Manage the day to day accounting. Keep and present stats for various accounting categories<text:s/>and for various period.</text:p>
                </text:list-item>
                <text:list-item>
                  <text:p text:style-name="P12">Scope – for personal use</text:p>
                </text:list-item>
              </text:list>
            </text:list-item>
            <text:list-item>
              <text:p text:style-name="P13"><text:span text:style-name="T14">Definitions, Acronyms, Abbreviations</text:span></text:p>
              <text:list text:continue-numbering="true">
                <text:list-item>
                  <text:p text:style-name="P15">Definitions</text:p>
                  <text:list text:continue-numbering="true">
                    <text:list-item>
                      <text:p text:style-name="P16">income statement/statement – incomes and expenses</text:p>
                    </text:list-item>
                    <text:list-item>
                      <text:p text:style-name="P17">daily income statement – incomes and expenses for given day</text:p>
                    </text:list-item>
                    <text:list-item>
                      <text:p text:style-name="P18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19">statement category – a distinct set of goods or services</text:p>
                    </text:list-item>
                    <text:list-item>
                      <text:p text:style-name="P20">subcategory – a subset of goods and services within given category</text:p>
                    </text:list-item>
                    <text:list-item>
                      <text:p text:style-name="P21">total – the total incomes/expenses for given category/subcategory</text:p>
                    </text:list-item>
                  </text:list>
                </text:list-item>
                <text:list-item>
                  <text:p text:style-name="P22">Acronyms</text:p>
                  <text:list text:continue-numbering="true">
                    <text:list-item>
                      <text:p text:style-name="P23"><text:span text:style-name="T24">PerFin</text:span><text:s/>– Personal Finance app</text:p>
                    </text:list-item>
                  </text:list>
                </text:list-item>
                <text:list-item>
                  <text:p text:style-name="P25">Abbreviations</text:p>
                  <text:list text:continue-numbering="true">
                    <text:list-item>
                      <text:p text:style-name="P26"><text:span text:style-name="T27">TBD<text:s/></text:span><text:span text:style-name="T28">– to be defined… - shows that requirements are not defined or not clear enough?</text:span></text:p>
                    </text:list-item>
                  </text:list>
                </text:list-item>
              </text:list>
            </text:list-item>
            <text:list-item>
              <text:p text:style-name="P29">References</text:p>
            </text:list-item>
            <text:list-item>
              <text:p text:style-name="P30"><text:span text:style-name="T31">Overview<text:s/></text:span><text:span text:style-name="T32">–<text:s/></text:span>The rest of the document contains functional description of PerFin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33">General Description</text:p>
          <text:list text:continue-numbering="true">
            <text:list-item>
              <text:p text:style-name="P34"><text:span text:style-name="T35">Product perspective<text:s/></text:span><text:span text:style-name="T36">–<text:s/></text:span>the intention is to transform existing excel process into app with ability to sync between devices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37"><text:s/><text:span text:style-name="T38">Specific Requirements</text:span></text:p>
          <text:list text:continue-numbering="true">
            <text:list-item>
              <text:p text:style-name="P39">User Interfaces</text:p>
              <text:list text:continue-numbering="true">
                <text:list-item>
                  <text:p text:style-name="P40">Common views</text:p>
                  <text:list text:continue-numbering="true">
                    <text:list-item>
                      <text:p text:style-name="P41"><text:span text:style-name="T42">Main menu</text:span><text:span text:style-name="T43">.</text:span><text:span text:style-name="T44"><text:s/>Consists of:</text:span></text:p>
                      <text:list text:continue-numbering="true">
                        <text:list-item>
                          <text:p text:style-name="P45"><text:span text:style-name="T46">“Go Home” tab</text:span><text:s/>– A link that when clicked returns to the “Totals” of home view</text:p>
                        </text:list-item>
                        <text:list-item>
                          <text:p text:style-name="P47"><text:span text:style-name="T48">“F</text:span><text:span text:style-name="T49">ind income statement period” -<text:s/></text:span>a drop-down/search/whole view tab for searching statements periods.<text:s/><text:span text:style-name="T50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1">Q: Should this tab open new view or it is like input field?</text:span></text:p>
      <text:p text:style-name="P52">Q: What are searching criteria?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<text:span text:style-name="T54">“Create Statement Period”</text:span><text:span text:style-name="T55"><text:s/>- button</text:span></text:p>
                        </text:list-item>
                        <text:list-item>
                          <text:p text:style-name="P56"><text:span text:style-name="T57">“End period” -<text:s/></text:span><text:span text:style-name="T58">button</text:span></text:p>
                        </text:list-item>
                      </text:list>
                    </text:list-item>
                    <text:list-item>
                      <text:p text:style-name="P59"><text:span text:style-name="T60">Stat</text:span><text:span text:style-name="T61">ement period menu</text:span><text:span text:style-name="T62"><text:s/>–<text:s/></text:span><text:span text:style-name="T63">Tab-based horizontal. Default tab is “Totals” - this is<text:s/></text:span><text:soft-page-break/><text:span text:style-name="T64">the “Home View”.</text:span><text:span text:style-name="T65"><text:s/></text:span><text:span text:style-name="T66">Consists of Category tabs. Each tab opens category view.</text:span></text:p>
                    </text:list-item>
                    <text:list-item>
                      <text:p text:style-name="P67"><text:span text:style-name="T68">Category menu</text:span><text:span text:style-name="T69"><text:s/>–<text:s/></text:span><text:span text:style-name="T70">Tab-based with “category totals” tab as default. Subcategories<text:s/></text:span><text:span text:style-name="T71"><text:tab/>in given category are in tabs.</text:span></text:p>
                    </text:list-item>
                  </text:list>
                </text:list-item>
                <text:list-item>
                  <text:p text:style-name="P72">Views</text:p>
                  <text:list text:continue-numbering="true">
                    <text:list-item>
                      <text:p text:style-name="P73"><text:span text:style-name="T74">Login View<text:s/></text:span><text:span text:style-name="T75">– n/a</text:span></text:p>
                    </text:list-item>
                    <text:list-item>
                      <text:p text:style-name="P76"><text:span text:style-name="T77">Home View<text:s/></text:span><text:span text:style-name="T78">–<text:s/></text:span>Shows the “Totals” view in the current income statement period</text:p>
                      <text:list text:continue-numbering="true">
                        <text:list-item>
                          <text:p text:style-name="P79">Has tabular horizontal menu of the categories for the current statement period<text:span text:style-name="T80">.<text:s/></text:span>When category is clicked a “<text:span text:style-name="T81">Category totals</text:span>” view displays.</text:p>
                        </text:list-item>
                        <text:list-item>
                          <text:p text:style-name="P82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Income section<text:s/>– has the following editable input fields:</text:p>
                          <text:list text:continue-numbering="true">
                            <text:list-item>
                              <text:p text:style-name="P84">Salary</text:p>
                            </text:list-item>
                            <text:list-item>
                              <text:p text:style-name="P85">Other income</text:p>
                            </text:list-item>
                          </text:list>
                        </text:list-item>
                        <text:list-item>
                          <text:p text:style-name="P86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7"><text:span text:style-name="T88">Category View</text:span><text:span text:style-name="T89"><text:s/>–<text:s/></text:span><text:span text:style-name="T90">shows “category totals” -</text:span></text:p>
                      <text:list text:continue-numbering="true">
                        <text:list-item>
                          <text:p text:style-name="P91">A table, consisting of the following columns:</text:p>
                          <text:list text:continue-numbering="true">
                            <text:list-item>
                              <text:p text:style-name="P92"><text:s/>date</text:p>
                            </text:list-item>
                            <text:list-item>
                              <text:p text:style-name="P93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span text:style-name="T94">Q: How should be “add/edit” buttons di</text:span><text:span text:style-name="T95">splayed?</text:span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6">A tabular horizontal menu with the subcategories</text:p>
                        </text:list-item>
                      </text:list>
                    </text:list-item>
                    <text:list-item>
                      <text:p text:style-name="P97"><text:span text:style-name="T98">Subcategory view</text:span><text:span text:style-name="T99"><text:s/>–</text:span><text:span text:style-name="T100"><text:s/></text:span><text:span text:style-name="T101">show subcategory statements</text:span></text:p>
                      <text:list text:continue-numbering="true">
                        <text:list-item>
                          <text:p text:style-name="P102">A table consisting of:</text:p>
                          <text:list text:continue-numbering="true">
                            <text:list-item>
                              <text:p text:style-name="P103">date</text:p>
                            </text:list-item>
                            <text:list-item>
                              <text:p text:style-name="P104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text:span text:style-name="T105">Note: Different categories/subcategories tables might be in different colors</text:span></text:p>
      <text:p text:style-name="P106"/>
      <text:list text:style-name="LFO1" text:continue-numbering="true">
        <text:list-item>
          <text:list>
            <text:list-item>
              <text:p text:style-name="P107">Functional requirements</text:p>
              <text:list text:continue-numbering="true">
                <text:list-item>
                  <text:p text:style-name="P108">Getting current statement period</text:p>
                  <text:list text:continue-numbering="true">
                    <text:list-item>
                      <text:p text:style-name="P109"><text:span text:style-name="T110">Description –<text:s/></text:span><text:span text:style-name="T111">gets the current(the most recent) s</text:span><text:span text:style-name="T112">tatement period</text:span></text:p>
                    </text:list-item>
                    <text:list-item>
                      <text:p text:style-name="P113">Spec</text:p>
                      <text:list text:continue-numbering="true">
                        <text:list-item>
                          <text:list>
                            <text:list-item>
                              <text:p text:style-name="P114">If no period exists</text:p>
                              <text:list text:continue-numbering="true">
                                <text:list-item>
                                  <text:p text:style-name="P115">If http request is successful: <text:s/></text:p>
                                  <text:list text:continue-numbering="true">
                                    <text:list-item>
                                      <text:p text:style-name="P116"><text:span text:style-name="T117">returns null from the services and displays only tabs menus. The content is the following message:<text:s/></text:span><text:span text:style-name="T118">No statement periods exist yet</text:span></text:p>
                                    </text:list-item>
                                    <text:list-item>
                                      <text:p text:style-name="P119">“Create Statement Period” button is enabled</text:p>
                                    </text:list-item>
                                  </text:list>
                                </text:list-item>
                                <text:list-item>
                                  <text:p text:style-name="P120">If http<text:s/>fails: <text:s/></text:p>
                                  <text:list text:continue-numbering="true">
                                    <text:list-item>
                                      <text:p text:style-name="P121">displays no content</text:p>
                                    </text:list-item>
                                    <text:list-item>
                                      <text:p text:style-name="P122">button is disabled</text:p>
                                    </text:list-item>
                                    <text:list-item>
                                      <text:p text:style-name="P123">displays pop-up informing for the mistak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4">If period exists</text:p>
                              <text:list text:continue-numbering="true">
                                <text:list-item>
                                  <text:p text:style-name="P125">If http is success:</text:p>
                                  <text:list text:continue-numbering="true">
                                    <text:list-item>
                                      <text:p text:style-name="P126">displays current statement period</text:p>
                                    </text:list-item>
                                    <text:list-item>
                                      <text:p text:style-name="P127">button is disabled</text:p>
                                    </text:list-item>
                                  </text:list>
                                </text:list-item>
                                <text:list-item>
                                  <text:p text:style-name="P128">If http is error:</text:p>
                                  <text:soft-page-break/>
                                  <text:list text:continue-numbering="true">
                                    <text:list-item>
                                      <text:p text:style-name="P129">displays no content</text:p>
                                    </text:list-item>
                                    <text:list-item>
                                      <text:p text:style-name="P130">button is disabled</text:p>
                                    </text:list-item>
                                    <text:list-item>
                                      <text:p text:style-name="P131">displays pop-up informing for the mistake<text:s/><text:line-break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Creating new income statement period</text:p>
                  <text:list text:continue-numbering="true">
                    <text:list-item>
                      <text:p text:style-name="P133"><text:span text:style-name="T134">Description –<text:s/></text:span><text:span text:style-name="T135">creating new period consists of selecting start Date or ending current period or first time creation</text:span></text:p>
                    </text:list-item>
                    <text:list-item>
                      <text:p text:style-name="P136">Spec</text:p>
                      <text:list text:continue-numbering="true">
                        <text:list-item>
                          <text:list>
                            <text:list-item>
                              <text:p text:style-name="P137">Selecting start date:</text:p>
                              <text:list text:continue-numbering="true">
                                <text:list-item>
                                  <text:p text:style-name="P138">Open category/subcategory view</text:p>
                                </text:list-item>
                                <text:list-item>
                                  <text:p text:style-name="P139"><text:span text:style-name="T140">Click on specific<text:s/></text:span><text:span text:style-name="T141">date→ button “</text:span><text:span text:style-name="T142">Create Statement Period</text:span><text:span text:style-name="T143">” becomes clickable</text:span><text:span text:style-name="T144"><text:s/></text:span><text:span text:style-name="T145">if:</text:span></text:p>
                                  <text:list text:continue-numbering="true">
                                    <text:list-item>
                                      <text:p text:style-name="P146">date is from current period</text:p>
                                    </text:list-item>
                                    <text:list-item>
                                      <text:p text:style-name="P147"><text:span text:style-name="T148">date is not start date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49"><text:span text:style-name="T150">Click on “</text:span><text:span text:style-name="T151">Create Statement Period</text:span><text:span text:style-name="T152">” confirmation dialog appears</text:span></text:p>
                                </text:list-item>
                                <text:list-item>
                                  <text:p text:style-name="P153">Previous date becomes previous period end date</text:p>
                                </text:list-item>
                                <text:list-item>
                                  <text:p text:style-name="P154">New period “Totals” view is displayed</text:p>
                                </text:list-item>
                              </text:list>
                            </text:list-item>
                            <text:list-item>
                              <text:p text:style-name="P155">Ending current period</text:p>
                            </text:list-item>
                            <text:list-item>
                              <text:p text:style-name="P156">Creating first statement period – when no periods exist, the “create statement period” button is available. Clicking it creates new period with starting date the current date</text:p>
                              <text:list text:continue-numbering="true">
                                <text:list-item>
                                  <text:p text:style-name="P157"><text:span text:style-name="T158">Click “</text:span><text:span text:style-name="T159">End Current period</text:span><text:span text:style-name="T160">” directly → current date(tod</text:span><text:span text:style-name="T161">ay) becomes end date of current period and tomorrow becomes start date of new period</text:span></text:p>
                                </text:list-item>
                                <text:list-item>
                                  <text:p text:style-name="P162">Through category view</text:p>
                                  <text:list text:continue-numbering="true">
                                    <text:list-item>
                                      <text:p text:style-name="P163">Open category/subcategory</text:p>
                                    </text:list-item>
                                    <text:list-item>
                                      <text:p text:style-name="P164"><text:span text:style-name="T165">click on date to select it → <text:s/>“</text:span><text:span text:style-name="T166">End Current period</text:span><text:span text:style-name="T167">” becomes clickable if selected date is from current period</text:span></text:p>
                                    </text:list-item>
                                    <text:list-item>
                                      <text:p text:style-name="P168"><text:span text:style-name="T169">click “</text:span><text:span text:style-name="T170">End<text:s/></text:span><text:span text:style-name="T171">current period</text:span><text:span text:style-name="T172">” <text:s/>→ confirmation appears. When confirmed selected date becomes end date of previous period and next date becomes start date of next period. All existing dates after start date are transferred</text:span><text:span text:style-name="T173"><text:tab/></text:span><text:span text:style-name="T174"><text:tab/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5">Adding day to current statement period</text:p>
                  <text:list text:continue-numbering="true">
                    <text:list-item>
                      <text:p text:style-name="P176"><text:span text:style-name="T177">Descrip</text:span><text:span text:style-name="T178">tion –<text:s/></text:span><text:span text:style-name="T179">On system startup and navigation to home page</text:span><text:span text:style-name="T180"><text:s/></text:span><text:span text:style-name="T181">or at 12.01 AM server time the server checks if the current statement period(if any) last day is older than current date. If so the server adds the necessary days.</text:span></text:p>
                    </text:list-item>
                    <text:list-item>
                      <text:p text:style-name="P182">Spec</text:p>
                      <text:list text:continue-numbering="true">
                        <text:list-item>
                          <text:p text:style-name="P183">If any of the days to be added fails the operation stops and message is prepared for the users when he opens the app</text:p>
                          <text:list text:continue-numbering="true">
                            <text:list-item>
                              <text:p text:style-name="P184"><text:span text:style-name="T185">The message is: “</text:span><text:span text:style-name="T186">The automatic day insertion failed for (date). Please, insert statement days manually.</text:span><text:span text:style-name="T187">”</text:span></text:p>
                            </text:list-item>
                          </text:list>
                        </text:list-item>
                        <text:list-item>
                          <text:p text:style-name="P188"><text:span text:style-name="T189">Adding statement period day manually –<text:s/></text:span><text:span text:style-name="T190">TB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1">Editing statement period</text:p>
                  <text:list text:continue-numbering="true">
                    <text:list-item>
                      <text:p text:style-name="P192"><text:span text:style-name="T193">Description</text:span><text:span text:style-name="T194"><text:s/>– Clicking on “edit” button of given statement period day opens<text:s/></text:span><text:soft-page-break/><text:span text:style-name="T195">dialog with the value in “Money spent” cell. Editing that value and confirming updates the statement period day category and subcategory expenses</text:span></text:p>
                    </text:list-item>
                    <text:list-item>
                      <text:p text:style-name="P196">Spec</text:p>
                      <text:list text:continue-numbering="true">
                        <text:list-item>
                          <text:p text:style-name="P197">Editing statement period in<text:s/>“Monthly Totals” <text:s/>or category 'totals' view is not possi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98"><text:tab/></text:span><text:span text:style-name="T199"><text:tab/></text:span><text:span text:style-name="T200"><text:tab/>Q: Does saving input should also save input in the database?</text:span><text:span text:style-name="T201"><text:s/>-Yes</text:span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2">Editing the statement in subcategory</text:p>
                          <text:list text:continue-numbering="true">
                            <text:list-item>
                              <text:p text:style-name="P203">The Modal window contains:</text:p>
                              <text:list text:continue-numbering="true">
                                <text:list-item>
                                  <text:p text:style-name="P204"><text:span text:style-name="T205">Input field with the current value</text:span><text:span text:style-name="T206"><text:tab/></text:span><text:span text:style-name="T207"><text:tab/></text:span><text:span text:style-name="T208"><text:tab/></text:span><text:span text:style-name="T209"><text:tab/></text:span></text:p>
                                </text:list-item>
                                <text:list-item>
                                  <text:p text:style-name="P210">Confirm button</text:p>
                                </text:list-item>
                                <text:list-item>
                                  <text:p text:style-name="P211">Close button</text:p>
                                </text:list-item>
                              </text:list>
                            </text:list-item>
                            <text:list-item>
                              <text:p text:style-name="P212">Clicking close button → <text:s/>closes the modal</text:p>
                            </text:list-item>
                            <text:list-item>
                              <text:p text:style-name="P213">Clicking confirm button → makes request to the server:</text:p>
                              <text:list text:continue-numbering="true">
                                <text:list-item>
                                  <text:p text:style-name="P214">If request is successful <text:s/>- value is updated and success message is displayed<text:tab/><text:tab/><text:tab/><text:tab/></text:p>
                                </text:list-item>
                                <text:list-item>
                                  <text:p text:style-name="P215">If request fails – pop-up with message is displayed and the period remains unchanged</text:p>
                                  <text:list text:continue-numbering="true">
                                    <text:list-item>
                                      <text:p text:style-name="P216"><text:span text:style-name="T217">Error message: “</text:span><text:span text:style-name="T218">Editing statement period failed</text:span><text:span text:style-name="T219">”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0"><text:tab/><text:tab/><text:tab/><text:tab/>Q: How how does the message look?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1">During request some loader is showed reque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2">Editing statement period – adding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3"><text:span text:style-name="T224">Description –<text:s/></text:span><text:span text:style-name="T225">Clicking on add button opens dialog with value '0'</text:span><text:span text:style-name="T226"><text:s/>in cell. Changing the value to some number(positive integer) and confirming, adds the number to the expenses for the current day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7">Spec</text:p>
                      <text:list text:continue-numbering="true">
                        <text:list-item>
                          <text:p text:style-name="P228"><text:span text:style-name="T229">Adding in monthly totals is not possible</text:span></text:p>
                        </text:list-item>
                        <text:list-item>
                          <text:p text:style-name="P230"><text:span text:style-name="T231">Adding in category</text:span><text:span text:style-name="T232"><text:s/>totals</text:span></text:p>
                          <text:list text:continue-numbering="true">
                            <text:list-item>
                              <text:p text:style-name="P233"><text:span text:style-name="T234">The modal window contains:</text:span></text:p>
                              <text:list text:continue-numbering="true">
                                <text:list-item>
                                  <text:p text:style-name="P235"><text:span text:style-name="T236">Input field with 0 as value</text:span></text:p>
                                </text:list-item>
                                <text:list-item>
                                  <text:p text:style-name="P237"><text:span text:style-name="T238">A dro</text:span><text:span text:style-name="T239">pdown of the subcategories</text:span></text:p>
                                  <text:list text:continue-numbering="true">
                                    <text:list-item>
                                      <text:p text:style-name="P240"><text:span text:style-name="T241">By default “others” is selected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2"><text:span text:style-name="T243">Confirm button</text:span></text:p>
                                </text:list-item>
                                <text:list-item>
                                  <text:p text:style-name="P244"><text:span text:style-name="T245">Close button</text:span></text:p>
                                </text:list-item>
                              </text:list>
                            </text:list-item>
                            <text:list-item>
                              <text:p text:style-name="P246"><text:span text:style-name="T247">The selected subcategory is “others”</text:span></text:p>
                            </text:list-item>
                            <text:list-item>
                              <text:p text:style-name="P248"><text:span text:style-name="T249">Clicking buttons – same as “</text:span><text:span text:style-name="T250">Edit Statement Period</text:span><text:span text:style-name="T251">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2"><text:span text:style-name="T253">Adding in subcategory – same as “</text:span><text:span text:style-name="T254">Edit Statement Period</text:span><text:span text:style-name="T255">”</text:span></text:p>
                        </text:list-item>
                        <text:list-item>
                          <text:p text:style-name="P25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p text:style-name="P258"><text:tab/><text:tab/><text:tab/><text:tab/></text:p>
      <text:list text:style-name="LFO1" text:continue-numbering="true">
        <text:list-item>
          <text:list>
            <text:list-item>
              <text:p text:style-name="P259"><text:span text:style-name="T260">Technical requirements</text:span></text:p>
              <text:list text:continue-numbering="true">
                <text:list-item>
                  <text:p text:style-name="P261">General</text:p>
                  <text:list text:continue-numbering="true">
                    <text:list-item>
                      <text:p text:style-name="P262">The app is single<text:s/>page app with the following api:</text:p>
                      <text:soft-page-break/>
                      <text:list text:continue-numbering="true">
                        <text:list-item>
                          <text:p text:style-name="P263">/api - base route for endpoints</text:p>
                        </text:list-item>
                        <text:list-item>
                          <text:p text:style-name="P264"><text:span text:style-name="T265">/create –<text:s/></text:span><text:span text:style-name="T266">creates new statement period</text:span></text:p>
                          <text:list text:continue-numbering="true">
                            <text:list-item>
                              <text:p text:style-name="P267">input – statement period first day</text:p>
                            </text:list-item>
                            <text:list-item>
                              <text:p text:style-name="P268">output – statement perio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9">Frontend</text:p>
                  <text:list text:continue-numbering="true">
                    <text:list-item>
                      <text:p text:style-name="P270">Use React as rendering library</text:p>
                      <text:list text:continue-numbering="true">
                        <text:list-item>
                          <text:p text:style-name="P271">use JSX syntax</text:p>
                        </text:list-item>
                        <text:list-item>
                          <text:p text:style-name="P272">use ES6</text:p>
                        </text:list-item>
                        <text:list-item>
                          <text:p text:style-name="P273">use React-bootstrap</text:p>
                        </text:list-item>
                        <text:list-item>
                          <text:p text:style-name="P274">use<text:s/>fetch for AJAX</text:p>
                        </text:list-item>
                      </text:list>
                    </text:list-item>
                  </text:list>
                </text:list-item>
                <text:list-item>
                  <text:p text:style-name="P275">Backend</text:p>
                  <text:list text:continue-numbering="true">
                    <text:list-item>
                      <text:p text:style-name="P276">MongoDb is used as database with mongoose</text:p>
                    </text:list-item>
                    <text:list-item>
                      <text:p text:style-name="P277">Express.js is used as framework for handling requests</text:p>
                    </text:list-item>
                    <text:list-item>
                      <text:p text:style-name="P278">The folder structure is: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79"><draw:frame draw:z-index="251659264" draw:id="id0" draw:style-name="a0" draw:name="Text Box 1" text:anchor-type="paragraph" svg:x="1.7173in" svg:y="0.1402in" svg:width="0.72917in" svg:height="0.27083in" style:rel-width="scale" style:rel-height="scale"><draw:text-box><text:p text:style-name="Normal"><text:span text:style-name="T280">app.js</text:span></text:p></draw:text-box><svg:title/><svg:desc/></draw:frame></text:span></text:p>
      <text:p text:style-name="Standard"><text:span text:style-name="T281"><draw:connector draw:type="line" svg:x1="1.61333in" svg:y1="0.0681in" svg:x2="1.5925in" svg:y2="1.53685in" draw:z-index="251658240" draw:id="id1" draw:style-name="a1" draw:name="Straight Connector 2" text:anchor-type="paragraph"><svg:title/><svg:desc/></draw:connector></text:span><text:span text:style-name="T282"><draw:frame draw:z-index="2" draw:id="id2" draw:style-name="a2" draw:name="Text Box 3" text:anchor-type="paragraph" svg:x="1.7173in" svg:y="0.2035in" svg:width="0.72917in" svg:height="0.27083in" style:rel-width="scale" style:rel-height="scale"><draw:text-box><text:p text:style-name="Normal"><text:span text:style-name="T283">gulpfile.js</text:span></text:p></draw:text-box><svg:title/><svg:desc/></draw:frame></text:span></text:p>
      <text:p text:style-name="P284"/>
      <text:p text:style-name="Standard"><text:span text:style-name="T285"><draw:frame draw:z-index="3" draw:id="id3" draw:style-name="a3" draw:name="Text Box 4" text:anchor-type="paragraph" svg:x="1.7173in" svg:y="0.1189in" svg:width="0.89583in" svg:height="0.21111in" style:rel-width="scale" style:rel-height="scale"><draw:text-box><text:p text:style-name="Normal">controllers\</text:p></draw:text-box><svg:title/><svg:desc/></draw:frame></text:span><text:span text:style-name="T286"><draw:connector draw:type="line" svg:x1="2.6134in" svg:y1="0.1736in" svg:x2="2.6134in" svg:y2="0.75693in" draw:z-index="4" draw:id="id4" draw:style-name="a4" draw:name="Straight Connector 5" text:anchor-type="paragraph"><svg:title/><svg:desc/></draw:connector></text:span><text:span text:style-name="T287"><draw:frame draw:z-index="5" draw:id="id5" draw:style-name="a5" draw:name="Text Box 6" text:anchor-type="paragraph" svg:x="2.7484in" svg:y="0.1291in" svg:width="0.72917in" svg:height="0.27361in" style:rel-width="scale" style:rel-height="scale"><draw:text-box><text:p text:style-name="Normal"><text:span text:style-name="T288">main.js</text:span></text:p></draw:text-box><svg:title/><svg:desc/></draw:frame></text:span></text:p>
      <text:p text:style-name="Standard"><text:span text:style-name="T289"><draw:frame draw:z-index="6" draw:id="id6" draw:style-name="a6" draw:name="Text Box 7" text:anchor-type="paragraph" svg:x="2.7484in" svg:y="0.1953in" svg:width="1.45833in" svg:height="0.25in" style:rel-width="scale" style:rel-height="scale"><draw:text-box><text:p text:style-name="Normal"><text:span text:style-name="T290">Other controllers</text:span></text:p></draw:text-box><svg:title/><svg:desc/></draw:frame></text:span></text:p>
      <text:p text:style-name="P291"/>
      <text:p text:style-name="Standard"><text:span text:style-name="T292"><draw:custom-shape svg:x="4.7902in" svg:y="0.0445in" svg:width="2.63542in" svg:height="0.77153in" draw:z-index="11" draw:id="id7" draw:style-name="a7" draw:name="Freeform 8" text:anchor-type="paragraph"><svg:title/><svg:desc/><text:p text:style-name="Normal">Contain the public<text:s/>endpoints of the web app. Call CRUD operations on Database models</text:p><draw:enhanced-geometry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-47810 -13165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min(?f10, ?f7)"/><draw:equation draw:name="f13" draw:formula="5419351 / 1725033"/><draw:equation draw:name="f14" draw:formula="?f12 / 21600"/><draw:equation draw:name="f15" draw:formula="?f10 * ?f27 / 100000"/><draw:equation draw:name="f16" draw:formula="?f7 * ?f28 / 100000"/><draw:equation draw:name="f17" draw:formula="?f15 - ?f11"/><draw:equation draw:name="f18" draw:formula="if(?f17, ?f4, ?f3)"/><draw:equation draw:name="f19" draw:formula="?f15 - ?f18"/><draw:equation draw:name="f20" draw:formula="?f19 / 2"/><draw:equation draw:name="f21" draw:formula="?f20 + ?f18"/><draw:equation draw:name="f22" draw:formula="?f12 * $2 / 100000"/><draw:equation draw:name="f23" draw:formula="min(?f22, ?f11)"/><draw:equation draw:name="f24" draw:formula="?f4 - ?f23"/><draw:equation draw:name="f25" draw:formula="min(?f22, ?f8)"/><draw:equation draw:name="f26" draw:formula="?f6 - ?f25"/><draw:equation draw:name="f27" draw:formula="$0 / ?f14"/><draw:equation draw:name="f28" draw:formula="$1 / ?f14"/><draw:equation draw:name="f29" draw:formula="21550000 - ?f2"/><draw:equation draw:name="f30" draw:formula="if(?f29, ?f2, 21550000)"/><draw:equation draw:name="f31" draw:formula="-21550000 - ?f30"/><draw:equation draw:name="f32" draw:formula="if(?f31, -21550000, ?f30)"/><draw:equation draw:name="f33" draw:formula="?f1 + ?f32"/><draw:equation draw:name="f34" draw:formula="?f1 + ?f2"/><draw:equation draw:name="f35" draw:formula="?f34 * ?f13 / ?f1"/><draw:equation draw:name="f36" draw:formula="0 - ?f35"/><draw:equation draw:name="f37" draw:formula="cos(?f36)"/><draw:equation draw:name="f38" draw:formula="0 - ?f37"/><draw:equation draw:name="f39" draw:formula="?f38 * ?f23"/><draw:equation draw:name="f40" draw:formula="sin(?f36)"/><draw:equation draw:name="f41" draw:formula="0 - ?f40"/><draw:equation draw:name="f42" draw:formula="?f41 * ?f25"/><draw:equation draw:name="f43" draw:formula="sqrt(?f39 * ?f39 + ?f42 * ?f42 + 0 * 0)"/><draw:equation draw:name="f44" draw:formula="?f23 * ?f25 / ?f43"/><draw:equation draw:name="f45" draw:formula="?f41 * ?f44"/><draw:equation draw:name="f46" draw:formula="?f3 - ?f45"/><draw:equation draw:name="f47" draw:formula="?f38 * ?f44"/><draw:equation draw:name="f48" draw:formula="?f25 - ?f47"/><draw:equation draw:name="f49" draw:formula="?f46 - ?f23"/><draw:equation draw:name="f50" draw:formula="?f48 - ?f25"/><draw:equation draw:name="f51" draw:formula="?f46 + ?f23"/><draw:equation draw:name="f52" draw:formula="?f48 + ?f25"/><draw:equation draw:name="f53" draw:formula="?f33 + ?f2"/><draw:equation draw:name="f54" draw:formula="?f53 * ?f13 / ?f1"/><draw:equation draw:name="f55" draw:formula="0 - ?f54"/><draw:equation draw:name="f56" draw:formula="cos(?f55)"/><draw:equation draw:name="f57" draw:formula="0 - ?f56"/><draw:equation draw:name="f58" draw:formula="?f57 * ?f23"/><draw:equation draw:name="f59" draw:formula="sin(?f55)"/><draw:equation draw:name="f60" draw:formula="0 - ?f59"/><draw:equation draw:name="f61" draw:formula="?f60 * ?f25"/><draw:equation draw:name="f62" draw:formula="sqrt(?f58 * ?f58 + ?f61 * ?f61 + 0 * 0)"/><draw:equation draw:name="f63" draw:formula="?f23 * ?f25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25, ?f50)"/><draw:equation draw:name="f70" draw:formula="if(?f32, ?f3, ?f51)"/><draw:equation draw:name="f71" draw:formula="if(?f32, ?f2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?f0 + ?f32"/><draw:equation draw:name="f77" draw:formula="?f0 + ?f2"/><draw:equation draw:name="f78" draw:formula="?f77 * ?f13 / ?f1"/><draw:equation draw:name="f79" draw:formula="0 - ?f78"/><draw:equation draw:name="f80" draw:formula="cos(?f79)"/><draw:equation draw:name="f81" draw:formula="0 - ?f80"/><draw:equation draw:name="f82" draw:formula="?f81 * ?f23"/><draw:equation draw:name="f83" draw:formula="sin(?f79)"/><draw:equation draw:name="f84" draw:formula="0 - ?f83"/><draw:equation draw:name="f85" draw:formula="?f84 * ?f25"/><draw:equation draw:name="f86" draw:formula="sqrt(?f82 * ?f82 + ?f85 * ?f85 + 0 * 0)"/><draw:equation draw:name="f87" draw:formula="?f23 * ?f25 / ?f86"/><draw:equation draw:name="f88" draw:formula="?f84 * ?f87"/><draw:equation draw:name="f89" draw:formula="?f24 - ?f88"/><draw:equation draw:name="f90" draw:formula="?f81 * ?f87"/><draw:equation draw:name="f91" draw:formula="?f5 - ?f90"/><draw:equation draw:name="f92" draw:formula="?f89 - ?f23"/><draw:equation draw:name="f93" draw:formula="?f91 - ?f25"/><draw:equation draw:name="f94" draw:formula="?f89 + ?f23"/><draw:equation draw:name="f95" draw:formula="?f91 + ?f25"/><draw:equation draw:name="f96" draw:formula="?f76 + ?f2"/><draw:equation draw:name="f97" draw:formula="?f96 * ?f13 / ?f1"/><draw:equation draw:name="f98" draw:formula="0 - ?f97"/><draw:equation draw:name="f99" draw:formula="cos(?f98)"/><draw:equation draw:name="f100" draw:formula="0 - ?f99"/><draw:equation draw:name="f101" draw:formula="?f100 * ?f23"/><draw:equation draw:name="f102" draw:formula="sin(?f98)"/><draw:equation draw:name="f103" draw:formula="0 - ?f102"/><draw:equation draw:name="f104" draw:formula="?f103 * ?f25"/><draw:equation draw:name="f105" draw:formula="sqrt(?f101 * ?f101 + ?f104 * ?f104 + 0 * 0)"/><draw:equation draw:name="f106" draw:formula="?f23 * ?f25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32, ?f24, ?f92)"/><draw:equation draw:name="f112" draw:formula="if(?f32, ?f5, ?f93)"/><draw:equation draw:name="f113" draw:formula="if(?f32, ?f24, ?f94)"/><draw:equation draw:name="f114" draw:formula="if(?f32, ?f5, ?f95)"/><draw:equation draw:name="f115" draw:formula="if(?f32, ?f92, ?f108)"/><draw:equation draw:name="f116" draw:formula="if(?f32, ?f93, ?f110)"/><draw:equation draw:name="f117" draw:formula="if(?f32, ?f94, ?f108)"/><draw:equation draw:name="f118" draw:formula="if(?f32, ?f95, ?f110)"/><draw:equation draw:name="f119" draw:formula="0 + ?f32"/><draw:equation draw:name="f120" draw:formula="0 + ?f2"/><draw:equation draw:name="f121" draw:formula="?f120 * ?f13 / ?f1"/><draw:equation draw:name="f122" draw:formula="0 - ?f121"/><draw:equation draw:name="f123" draw:formula="cos(?f122)"/><draw:equation draw:name="f124" draw:formula="0 - ?f123"/><draw:equation draw:name="f125" draw:formula="?f124 * ?f23"/><draw:equation draw:name="f126" draw:formula="sin(?f122)"/><draw:equation draw:name="f127" draw:formula="0 - ?f126"/><draw:equation draw:name="f128" draw:formula="?f127 * ?f25"/><draw:equation draw:name="f129" draw:formula="sqrt(?f125 * ?f125 + ?f128 * ?f128 + 0 * 0)"/><draw:equation draw:name="f130" draw:formula="?f23 * ?f25 / ?f129"/><draw:equation draw:name="f131" draw:formula="?f127 * ?f130"/><draw:equation draw:name="f132" draw:formula="?f4 - ?f131"/><draw:equation draw:name="f133" draw:formula="?f124 * ?f130"/><draw:equation draw:name="f134" draw:formula="?f26 - ?f133"/><draw:equation draw:name="f135" draw:formula="?f132 - ?f23"/><draw:equation draw:name="f136" draw:formula="?f134 - ?f25"/><draw:equation draw:name="f137" draw:formula="?f132 + ?f23"/><draw:equation draw:name="f138" draw:formula="?f134 + ?f25"/><draw:equation draw:name="f139" draw:formula="?f119 + ?f2"/><draw:equation draw:name="f140" draw:formula="?f139 * ?f13 / ?f1"/><draw:equation draw:name="f141" draw:formula="0 - ?f140"/><draw:equation draw:name="f142" draw:formula="cos(?f141)"/><draw:equation draw:name="f143" draw:formula="0 - ?f142"/><draw:equation draw:name="f144" draw:formula="?f143 * ?f23"/><draw:equation draw:name="f145" draw:formula="sin(?f141)"/><draw:equation draw:name="f146" draw:formula="0 - ?f145"/><draw:equation draw:name="f147" draw:formula="?f146 * ?f25"/><draw:equation draw:name="f148" draw:formula="sqrt(?f144 * ?f144 + ?f147 * ?f147 + 0 * 0)"/><draw:equation draw:name="f149" draw:formula="?f23 * ?f25 / ?f148"/><draw:equation draw:name="f150" draw:formula="?f146 * ?f149"/><draw:equation draw:name="f151" draw:formula="?f132 + ?f150"/><draw:equation draw:name="f152" draw:formula="?f143 * ?f149"/><draw:equation draw:name="f153" draw:formula="?f134 + ?f152"/><draw:equation draw:name="f154" draw:formula="if(?f32, ?f4, ?f135)"/><draw:equation draw:name="f155" draw:formula="if(?f32, ?f26, ?f136)"/><draw:equation draw:name="f156" draw:formula="if(?f32, ?f4, ?f137)"/><draw:equation draw:name="f157" draw:formula="if(?f32, ?f26, ?f138)"/><draw:equation draw:name="f158" draw:formula="if(?f32, ?f135, ?f151)"/><draw:equation draw:name="f159" draw:formula="if(?f32, ?f136, ?f153)"/><draw:equation draw:name="f160" draw:formula="if(?f32, ?f137, ?f151)"/><draw:equation draw:name="f161" draw:formula="if(?f32, ?f138, ?f153)"/><draw:equation draw:name="f162" draw:formula="?f2 + ?f32"/><draw:equation draw:name="f163" draw:formula="?f2 + ?f2"/><draw:equation draw:name="f164" draw:formula="?f163 * ?f13 / ?f1"/><draw:equation draw:name="f165" draw:formula="0 - ?f164"/><draw:equation draw:name="f166" draw:formula="cos(?f165)"/><draw:equation draw:name="f167" draw:formula="0 - ?f166"/><draw:equation draw:name="f168" draw:formula="?f167 * ?f23"/><draw:equation draw:name="f169" draw:formula="sin(?f165)"/><draw:equation draw:name="f170" draw:formula="0 - ?f169"/><draw:equation draw:name="f171" draw:formula="?f170 * ?f25"/><draw:equation draw:name="f172" draw:formula="sqrt(?f168 * ?f168 + ?f171 * ?f171 + 0 * 0)"/><draw:equation draw:name="f173" draw:formula="?f23 * ?f25 / ?f172"/><draw:equation draw:name="f174" draw:formula="?f170 * ?f173"/><draw:equation draw:name="f175" draw:formula="?f23 - ?f174"/><draw:equation draw:name="f176" draw:formula="?f167 * ?f173"/><draw:equation draw:name="f177" draw:formula="?f6 - ?f176"/><draw:equation draw:name="f178" draw:formula="?f175 - ?f23"/><draw:equation draw:name="f179" draw:formula="?f177 - ?f25"/><draw:equation draw:name="f180" draw:formula="?f175 + ?f23"/><draw:equation draw:name="f181" draw:formula="?f177 + ?f25"/><draw:equation draw:name="f182" draw:formula="?f162 + ?f2"/><draw:equation draw:name="f183" draw:formula="?f182 * ?f13 / ?f1"/><draw:equation draw:name="f184" draw:formula="0 - ?f183"/><draw:equation draw:name="f185" draw:formula="cos(?f184)"/><draw:equation draw:name="f186" draw:formula="0 - ?f185"/><draw:equation draw:name="f187" draw:formula="?f186 * ?f23"/><draw:equation draw:name="f188" draw:formula="sin(?f184)"/><draw:equation draw:name="f189" draw:formula="0 - ?f188"/><draw:equation draw:name="f190" draw:formula="?f189 * ?f25"/><draw:equation draw:name="f191" draw:formula="sqrt(?f187 * ?f187 + ?f190 * ?f190 + 0 * 0)"/><draw:equation draw:name="f192" draw:formula="?f23 * ?f25 / ?f191"/><draw:equation draw:name="f193" draw:formula="?f189 * ?f192"/><draw:equation draw:name="f194" draw:formula="?f175 + ?f193"/><draw:equation draw:name="f195" draw:formula="?f186 * ?f192"/><draw:equation draw:name="f196" draw:formula="?f177 + ?f195"/><draw:equation draw:name="f197" draw:formula="if(?f32, ?f23, ?f178)"/><draw:equation draw:name="f198" draw:formula="if(?f32, ?f6, ?f179)"/><draw:equation draw:name="f199" draw:formula="if(?f32, ?f23, ?f180)"/><draw:equation draw:name="f200" draw:formula="if(?f32, ?f6, ?f181)"/><draw:equation draw:name="f201" draw:formula="if(?f32, ?f178, ?f194)"/><draw:equation draw:name="f202" draw:formula="if(?f32, ?f179, ?f196)"/><draw:equation draw:name="f203" draw:formula="if(?f32, ?f180, ?f194)"/><draw:equation draw:name="f204" draw:formula="if(?f32, ?f181, ?f196)"/></draw:enhanced-geometry></draw:custom-shape></text:span></text:p>
      <text:p text:style-name="Standard"><text:span text:style-name="T293"><draw:frame draw:z-index="7" draw:id="id8" draw:style-name="a8" draw:name="Text Box 9" text:anchor-type="paragraph" svg:x="1.7484in" svg:y="0.1709in" svg:width="0.72917in" svg:height="0.27361in" style:rel-width="scale" style:rel-height="scale"><draw:text-box><text:p text:style-name="Normal">models</text:p></draw:text-box><svg:title/><svg:desc/></draw:frame></text:span><text:span text:style-name="T294"><draw:frame draw:z-index="9" draw:id="id9" draw:style-name="a9" draw:name="Text Box 10" text:anchor-type="paragraph" svg:x="2.478in" svg:y="0.1709in" svg:width="1.19792in" svg:height="0.38403in" style:rel-width="scale" style:rel-height="scale"><draw:text-box><text:p text:style-name="Normal"><text:span text:style-name="T295">Database models</text:span></text:p></draw:text-box><svg:title/><svg:desc/></draw:frame></text:span></text:p>
      <text:p text:style-name="Standard"><text:span text:style-name="T296"><draw:connector draw:type="line" svg:x1="2.3217in" svg:y1="0.0417in" svg:x2="2.3217in" svg:y2="0.93684in" draw:z-index="8" draw:id="id10" draw:style-name="a10" draw:name="Straight Connector 11" text:anchor-type="paragraph"><svg:title/><svg:desc/></draw:connector></text:span></text:p>
      <text:p text:style-name="P297"/>
      <text:p text:style-name="P298"/>
      <text:p text:style-name="Standard"><text:span text:style-name="T299"><draw:custom-shape svg:x="3.9571in" svg:y="0.2102in" svg:width="2.5in" svg:height="0.77153in" draw:z-index="10" draw:id="id11" draw:style-name="a11" draw:name="Freeform 12" text:anchor-type="paragraph"><svg:title/><svg:desc/><text:p text:style-name="Normal">Contain the Schemes <text:s/>for different database entities and CRUD methods to act on them.</text:p><draw:enhanced-geometry draw:path-stretchpoint-x="21600" draw:path-stretchpoint-y="21600" draw:type="non-primitive" svg:viewBox="0 0 21600 21600" draw:enhanced-path="M ?f3 ?f25 A ?f68 ?f69 ?f70 ?f71 ?f3 ?f25 ?f65 ?f67  W ?f72 ?f73 ?f74 ?f75 ?f3 ?f25 ?f65 ?f67 L ?f24 ?f5 A ?f111 ?f112 ?f113 ?f114 ?f24 ?f5 ?f108 ?f110  W ?f115 ?f116 ?f117 ?f118 ?f24 ?f5 ?f108 ?f110 L ?f4 ?f26 A ?f154 ?f155 ?f156 ?f157 ?f4 ?f26 ?f151 ?f153  W ?f158 ?f159 ?f160 ?f161 ?f4 ?f26 ?f151 ?f153 L ?f23 ?f6 A ?f197 ?f198 ?f199 ?f200 ?f23 ?f6 ?f194 ?f196  W ?f201 ?f202 ?f203 ?f204 ?f23 ?f6 ?f194 ?f196 Z N F M ?f15 ?f16 L ?f21 ?f9 ?f18 ?f9 N" draw:text-areas="?f3 ?f5 ?f4 ?f6" draw:modifiers="-32090 -85965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min(?f10, ?f7)"/><draw:equation draw:name="f13" draw:formula="5419351 / 1725033"/><draw:equation draw:name="f14" draw:formula="?f12 / 21600"/><draw:equation draw:name="f15" draw:formula="?f10 * ?f27 / 100000"/><draw:equation draw:name="f16" draw:formula="?f7 * ?f28 / 100000"/><draw:equation draw:name="f17" draw:formula="?f15 - ?f11"/><draw:equation draw:name="f18" draw:formula="if(?f17, ?f4, ?f3)"/><draw:equation draw:name="f19" draw:formula="?f15 - ?f18"/><draw:equation draw:name="f20" draw:formula="?f19 / 2"/><draw:equation draw:name="f21" draw:formula="?f20 + ?f18"/><draw:equation draw:name="f22" draw:formula="?f12 * $2 / 100000"/><draw:equation draw:name="f23" draw:formula="min(?f22, ?f11)"/><draw:equation draw:name="f24" draw:formula="?f4 - ?f23"/><draw:equation draw:name="f25" draw:formula="min(?f22, ?f8)"/><draw:equation draw:name="f26" draw:formula="?f6 - ?f25"/><draw:equation draw:name="f27" draw:formula="$0 / ?f14"/><draw:equation draw:name="f28" draw:formula="$1 / ?f14"/><draw:equation draw:name="f29" draw:formula="21550000 - ?f2"/><draw:equation draw:name="f30" draw:formula="if(?f29, ?f2, 21550000)"/><draw:equation draw:name="f31" draw:formula="-21550000 - ?f30"/><draw:equation draw:name="f32" draw:formula="if(?f31, -21550000, ?f30)"/><draw:equation draw:name="f33" draw:formula="?f1 + ?f32"/><draw:equation draw:name="f34" draw:formula="?f1 + ?f2"/><draw:equation draw:name="f35" draw:formula="?f34 * ?f13 / ?f1"/><draw:equation draw:name="f36" draw:formula="0 - ?f35"/><draw:equation draw:name="f37" draw:formula="cos(?f36)"/><draw:equation draw:name="f38" draw:formula="0 - ?f37"/><draw:equation draw:name="f39" draw:formula="?f38 * ?f23"/><draw:equation draw:name="f40" draw:formula="sin(?f36)"/><draw:equation draw:name="f41" draw:formula="0 - ?f40"/><draw:equation draw:name="f42" draw:formula="?f41 * ?f25"/><draw:equation draw:name="f43" draw:formula="sqrt(?f39 * ?f39 + ?f42 * ?f42 + 0 * 0)"/><draw:equation draw:name="f44" draw:formula="?f23 * ?f25 / ?f43"/><draw:equation draw:name="f45" draw:formula="?f41 * ?f44"/><draw:equation draw:name="f46" draw:formula="?f3 - ?f45"/><draw:equation draw:name="f47" draw:formula="?f38 * ?f44"/><draw:equation draw:name="f48" draw:formula="?f25 - ?f47"/><draw:equation draw:name="f49" draw:formula="?f46 - ?f23"/><draw:equation draw:name="f50" draw:formula="?f48 - ?f25"/><draw:equation draw:name="f51" draw:formula="?f46 + ?f23"/><draw:equation draw:name="f52" draw:formula="?f48 + ?f25"/><draw:equation draw:name="f53" draw:formula="?f33 + ?f2"/><draw:equation draw:name="f54" draw:formula="?f53 * ?f13 / ?f1"/><draw:equation draw:name="f55" draw:formula="0 - ?f54"/><draw:equation draw:name="f56" draw:formula="cos(?f55)"/><draw:equation draw:name="f57" draw:formula="0 - ?f56"/><draw:equation draw:name="f58" draw:formula="?f57 * ?f23"/><draw:equation draw:name="f59" draw:formula="sin(?f55)"/><draw:equation draw:name="f60" draw:formula="0 - ?f59"/><draw:equation draw:name="f61" draw:formula="?f60 * ?f25"/><draw:equation draw:name="f62" draw:formula="sqrt(?f58 * ?f58 + ?f61 * ?f61 + 0 * 0)"/><draw:equation draw:name="f63" draw:formula="?f23 * ?f25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25, ?f50)"/><draw:equation draw:name="f70" draw:formula="if(?f32, ?f3, ?f51)"/><draw:equation draw:name="f71" draw:formula="if(?f32, ?f2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?f0 + ?f32"/><draw:equation draw:name="f77" draw:formula="?f0 + ?f2"/><draw:equation draw:name="f78" draw:formula="?f77 * ?f13 / ?f1"/><draw:equation draw:name="f79" draw:formula="0 - ?f78"/><draw:equation draw:name="f80" draw:formula="cos(?f79)"/><draw:equation draw:name="f81" draw:formula="0 - ?f80"/><draw:equation draw:name="f82" draw:formula="?f81 * ?f23"/><draw:equation draw:name="f83" draw:formula="sin(?f79)"/><draw:equation draw:name="f84" draw:formula="0 - ?f83"/><draw:equation draw:name="f85" draw:formula="?f84 * ?f25"/><draw:equation draw:name="f86" draw:formula="sqrt(?f82 * ?f82 + ?f85 * ?f85 + 0 * 0)"/><draw:equation draw:name="f87" draw:formula="?f23 * ?f25 / ?f86"/><draw:equation draw:name="f88" draw:formula="?f84 * ?f87"/><draw:equation draw:name="f89" draw:formula="?f24 - ?f88"/><draw:equation draw:name="f90" draw:formula="?f81 * ?f87"/><draw:equation draw:name="f91" draw:formula="?f5 - ?f90"/><draw:equation draw:name="f92" draw:formula="?f89 - ?f23"/><draw:equation draw:name="f93" draw:formula="?f91 - ?f25"/><draw:equation draw:name="f94" draw:formula="?f89 + ?f23"/><draw:equation draw:name="f95" draw:formula="?f91 + ?f25"/><draw:equation draw:name="f96" draw:formula="?f76 + ?f2"/><draw:equation draw:name="f97" draw:formula="?f96 * ?f13 / ?f1"/><draw:equation draw:name="f98" draw:formula="0 - ?f97"/><draw:equation draw:name="f99" draw:formula="cos(?f98)"/><draw:equation draw:name="f100" draw:formula="0 - ?f99"/><draw:equation draw:name="f101" draw:formula="?f100 * ?f23"/><draw:equation draw:name="f102" draw:formula="sin(?f98)"/><draw:equation draw:name="f103" draw:formula="0 - ?f102"/><draw:equation draw:name="f104" draw:formula="?f103 * ?f25"/><draw:equation draw:name="f105" draw:formula="sqrt(?f101 * ?f101 + ?f104 * ?f104 + 0 * 0)"/><draw:equation draw:name="f106" draw:formula="?f23 * ?f25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32, ?f24, ?f92)"/><draw:equation draw:name="f112" draw:formula="if(?f32, ?f5, ?f93)"/><draw:equation draw:name="f113" draw:formula="if(?f32, ?f24, ?f94)"/><draw:equation draw:name="f114" draw:formula="if(?f32, ?f5, ?f95)"/><draw:equation draw:name="f115" draw:formula="if(?f32, ?f92, ?f108)"/><draw:equation draw:name="f116" draw:formula="if(?f32, ?f93, ?f110)"/><draw:equation draw:name="f117" draw:formula="if(?f32, ?f94, ?f108)"/><draw:equation draw:name="f118" draw:formula="if(?f32, ?f95, ?f110)"/><draw:equation draw:name="f119" draw:formula="0 + ?f32"/><draw:equation draw:name="f120" draw:formula="0 + ?f2"/><draw:equation draw:name="f121" draw:formula="?f120 * ?f13 / ?f1"/><draw:equation draw:name="f122" draw:formula="0 - ?f121"/><draw:equation draw:name="f123" draw:formula="cos(?f122)"/><draw:equation draw:name="f124" draw:formula="0 - ?f123"/><draw:equation draw:name="f125" draw:formula="?f124 * ?f23"/><draw:equation draw:name="f126" draw:formula="sin(?f122)"/><draw:equation draw:name="f127" draw:formula="0 - ?f126"/><draw:equation draw:name="f128" draw:formula="?f127 * ?f25"/><draw:equation draw:name="f129" draw:formula="sqrt(?f125 * ?f125 + ?f128 * ?f128 + 0 * 0)"/><draw:equation draw:name="f130" draw:formula="?f23 * ?f25 / ?f129"/><draw:equation draw:name="f131" draw:formula="?f127 * ?f130"/><draw:equation draw:name="f132" draw:formula="?f4 - ?f131"/><draw:equation draw:name="f133" draw:formula="?f124 * ?f130"/><draw:equation draw:name="f134" draw:formula="?f26 - ?f133"/><draw:equation draw:name="f135" draw:formula="?f132 - ?f23"/><draw:equation draw:name="f136" draw:formula="?f134 - ?f25"/><draw:equation draw:name="f137" draw:formula="?f132 + ?f23"/><draw:equation draw:name="f138" draw:formula="?f134 + ?f25"/><draw:equation draw:name="f139" draw:formula="?f119 + ?f2"/><draw:equation draw:name="f140" draw:formula="?f139 * ?f13 / ?f1"/><draw:equation draw:name="f141" draw:formula="0 - ?f140"/><draw:equation draw:name="f142" draw:formula="cos(?f141)"/><draw:equation draw:name="f143" draw:formula="0 - ?f142"/><draw:equation draw:name="f144" draw:formula="?f143 * ?f23"/><draw:equation draw:name="f145" draw:formula="sin(?f141)"/><draw:equation draw:name="f146" draw:formula="0 - ?f145"/><draw:equation draw:name="f147" draw:formula="?f146 * ?f25"/><draw:equation draw:name="f148" draw:formula="sqrt(?f144 * ?f144 + ?f147 * ?f147 + 0 * 0)"/><draw:equation draw:name="f149" draw:formula="?f23 * ?f25 / ?f148"/><draw:equation draw:name="f150" draw:formula="?f146 * ?f149"/><draw:equation draw:name="f151" draw:formula="?f132 + ?f150"/><draw:equation draw:name="f152" draw:formula="?f143 * ?f149"/><draw:equation draw:name="f153" draw:formula="?f134 + ?f152"/><draw:equation draw:name="f154" draw:formula="if(?f32, ?f4, ?f135)"/><draw:equation draw:name="f155" draw:formula="if(?f32, ?f26, ?f136)"/><draw:equation draw:name="f156" draw:formula="if(?f32, ?f4, ?f137)"/><draw:equation draw:name="f157" draw:formula="if(?f32, ?f26, ?f138)"/><draw:equation draw:name="f158" draw:formula="if(?f32, ?f135, ?f151)"/><draw:equation draw:name="f159" draw:formula="if(?f32, ?f136, ?f153)"/><draw:equation draw:name="f160" draw:formula="if(?f32, ?f137, ?f151)"/><draw:equation draw:name="f161" draw:formula="if(?f32, ?f138, ?f153)"/><draw:equation draw:name="f162" draw:formula="?f2 + ?f32"/><draw:equation draw:name="f163" draw:formula="?f2 + ?f2"/><draw:equation draw:name="f164" draw:formula="?f163 * ?f13 / ?f1"/><draw:equation draw:name="f165" draw:formula="0 - ?f164"/><draw:equation draw:name="f166" draw:formula="cos(?f165)"/><draw:equation draw:name="f167" draw:formula="0 - ?f166"/><draw:equation draw:name="f168" draw:formula="?f167 * ?f23"/><draw:equation draw:name="f169" draw:formula="sin(?f165)"/><draw:equation draw:name="f170" draw:formula="0 - ?f169"/><draw:equation draw:name="f171" draw:formula="?f170 * ?f25"/><draw:equation draw:name="f172" draw:formula="sqrt(?f168 * ?f168 + ?f171 * ?f171 + 0 * 0)"/><draw:equation draw:name="f173" draw:formula="?f23 * ?f25 / ?f172"/><draw:equation draw:name="f174" draw:formula="?f170 * ?f173"/><draw:equation draw:name="f175" draw:formula="?f23 - ?f174"/><draw:equation draw:name="f176" draw:formula="?f167 * ?f173"/><draw:equation draw:name="f177" draw:formula="?f6 - ?f176"/><draw:equation draw:name="f178" draw:formula="?f175 - ?f23"/><draw:equation draw:name="f179" draw:formula="?f177 - ?f25"/><draw:equation draw:name="f180" draw:formula="?f175 + ?f23"/><draw:equation draw:name="f181" draw:formula="?f177 + ?f25"/><draw:equation draw:name="f182" draw:formula="?f162 + ?f2"/><draw:equation draw:name="f183" draw:formula="?f182 * ?f13 / ?f1"/><draw:equation draw:name="f184" draw:formula="0 - ?f183"/><draw:equation draw:name="f185" draw:formula="cos(?f184)"/><draw:equation draw:name="f186" draw:formula="0 - ?f185"/><draw:equation draw:name="f187" draw:formula="?f186 * ?f23"/><draw:equation draw:name="f188" draw:formula="sin(?f184)"/><draw:equation draw:name="f189" draw:formula="0 - ?f188"/><draw:equation draw:name="f190" draw:formula="?f189 * ?f25"/><draw:equation draw:name="f191" draw:formula="sqrt(?f187 * ?f187 + ?f190 * ?f190 + 0 * 0)"/><draw:equation draw:name="f192" draw:formula="?f23 * ?f25 / ?f191"/><draw:equation draw:name="f193" draw:formula="?f189 * ?f192"/><draw:equation draw:name="f194" draw:formula="?f175 + ?f193"/><draw:equation draw:name="f195" draw:formula="?f186 * ?f192"/><draw:equation draw:name="f196" draw:formula="?f177 + ?f195"/><draw:equation draw:name="f197" draw:formula="if(?f32, ?f23, ?f178)"/><draw:equation draw:name="f198" draw:formula="if(?f32, ?f6, ?f179)"/><draw:equation draw:name="f199" draw:formula="if(?f32, ?f23, ?f180)"/><draw:equation draw:name="f200" draw:formula="if(?f32, ?f6, ?f181)"/><draw:equation draw:name="f201" draw:formula="if(?f32, ?f178, ?f194)"/><draw:equation draw:name="f202" draw:formula="if(?f32, ?f179, ?f196)"/><draw:equation draw:name="f203" draw:formula="if(?f32, ?f180, ?f194)"/><draw:equation draw:name="f204" draw:formula="if(?f32, ?f181, ?f196)"/></draw:enhanced-geometry></draw:custom-shape></text:span></text:p>
      <text:p text:style-name="P300"/>
      <text:p text:style-name="P301"/>
      <text:p text:style-name="P302"/>
      <text:p text:style-name="P303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0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fo:font-weight="normal" style:font-weight-asian="normal" style:font-weight-complex="norma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fo:font-weight="normal" style:font-weight-asian="normal" style:font-weight-complex="normal"/>
    </style:style>
    <style:style style:name="WW_CharLFO1LVL7" style:family="text">
      <style:text-properties fo:font-weight="normal" style:font-weight-asian="normal" style:font-weight-complex="normal"/>
    </style:style>
    <style:style style:name="WW_CharLFO1LVL9" style:family="text">
      <style:text-properties fo:font-weight="normal" style:font-weight-asian="normal" style:font-weight-complex="normal"/>
    </style:style>
    <style:style style:name="WW_CharLFO2LVL2" style:family="text">
      <style:text-properties fo:font-weight="normal" style:font-weight-asian="normal" style:font-weight-complex="norma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fo:font-weight="normal" style:font-weight-asian="normal" style:font-weight-complex="normal"/>
    </style:style>
    <style:style style:name="WW_CharLFO2LVL7" style:family="text">
      <style:text-properties fo:font-weight="normal" style:font-weight-asian="normal" style:font-weight-complex="normal"/>
    </style:style>
    <style:style style:name="WW_CharLFO2LVL8" style:family="text">
      <style:text-properties fo:font-weight="normal" style:font-weight-asian="normal" style:font-weight-complex="normal"/>
    </style:style>
    <style:style style:name="WW_CharLFO2LVL9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2" style:family="text">
      <style:text-properties fo:font-weight="normal" style:font-weight-asian="normal" style:font-weight-complex="norma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fo:font-weight="normal" style:font-weight-asian="normal" style:font-weight-complex="normal"/>
    </style:style>
    <style:style style:name="WW_CharLFO4LVL7" style:family="text">
      <style:text-properties fo:font-weight="normal" style:font-weight-asian="normal" style:font-weight-complex="normal"/>
    </style:style>
    <style:style style:name="WW_CharLFO4LVL9" style:family="text">
      <style:text-properties fo:font-weight="normal" style:font-weight-asian="normal" style:font-weight-complex="normal"/>
    </style:style>
    <style:style style:name="WW_CharLFO5LVL2" style:family="text">
      <style:text-properties fo:font-weight="normal" style:font-weight-asian="normal" style:font-weight-complex="norma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fo:font-weight="normal" style:font-weight-asian="normal" style:font-weight-complex="normal"/>
    </style:style>
    <style:style style:name="WW_CharLFO5LVL7" style:family="text">
      <style:text-properties fo:font-weight="normal" style:font-weight-asian="normal" style:font-weight-complex="normal"/>
    </style:style>
    <style:style style:name="WW_CharLFO5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4" text:style-name="WW_CharLFO2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number text:level="6" text:style-name="WW_CharLFO2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ing1" style:family="paragraph">
      <style:paragraph-properties fo:text-align="center"/>
    </style:style>
  </office:automatic-styles>
  <office:master-styles>
    <style:master-page style:name="MP0" style:page-layout-name="PL0">
      <style:header>
        <text:h text:style-name="P2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Uzunov</dc:creator>
    <meta:creation-date>2016-03-23T00:21:00Z</meta:creation-date>
    <dc:date>2016-04-21T08:38:00Z</dc:date>
    <meta:template xlink:href="Normal.dotm" xlink:type="simple"/>
    <meta:editing-cycles>39</meta:editing-cycles>
    <meta:editing-duration>PT644340S</meta:editing-duration>
    <meta:document-statistic meta:page-count="5" meta:paragraph-count="14" meta:word-count="1062" meta:character-count="7108" meta:row-count="50" meta:non-whitespace-character-count="6060"/>
  </office:meta>
</office:document-meta>
</file>